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806" officeooo:paragraph-rsid="00047806"/>
    </style:style>
    <style:style style:name="P2" style:family="paragraph" style:parent-style-name="Standard">
      <style:text-properties officeooo:rsid="000546f7" officeooo:paragraph-rsid="000546f7"/>
    </style:style>
    <style:style style:name="P3" style:family="paragraph" style:parent-style-name="Standard">
      <style:text-properties officeooo:rsid="000747c4" officeooo:paragraph-rsid="00074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</text:p>
      <text:p text:style-name="P2">nueva linea</text:p>
      <text:p text:style-name="P3">hola</text:p>
      <text:p text:style-name="P3">cha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1T00:00:05.769467579</dc:date>
    <meta:editing-duration>PT5M3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" meta:character-count="21" meta:non-whitespace-character-count="20"/>
  </office:meta>
</office:document-meta>
</file>